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1400000042C0B4939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7cm" fo:min-width="0.5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8cm" fo:min-width="0.3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6cm" fo:min-width="1.0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1.7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2cm" fo:min-width="0.281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3.556cm" svg:x="8.366cm" svg:y="6.84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28cm" svg:height="1.745cm" draw:transform="rotate (-3.14159265358979) translate (16.494cm 8.587cm)">
          <draw:image xlink:href="Pictures/100000000000001400000042C0B4939E.png" xlink:type="simple" xlink:show="embed" xlink:actuate="onLoad">
            <text:p/>
          </draw:image>
        </draw:frame>
        <draw:frame draw:style-name="gr3" draw:text-style-name="P3" draw:layer="layout" svg:width="2.094cm" svg:height="1.136cm" svg:x="13.765cm" svg:y="7.23cm">
          <draw:text-box>
            <text:p text:style-name="P3">ESC</text:p>
          </draw:text-box>
        </draw:frame>
        <draw:frame draw:style-name="gr4" draw:text-style-name="P2" draw:layer="layout" svg:width="0.528cm" svg:height="1.745cm" svg:x="15.966cm" svg:y="12.971cm">
          <draw:image xlink:href="Pictures/100000000000001400000042C0B4939E.png" xlink:type="simple" xlink:show="embed" xlink:actuate="onLoad">
            <text:p/>
          </draw:image>
        </draw:frame>
        <draw:frame draw:style-name="gr5" draw:text-style-name="P4" draw:layer="layout" svg:width="1.598cm" svg:height="1.952cm" svg:x="15.15cm" svg:y="8.482cm">
          <draw:text-box>
            <text:p text:style-name="P4">SDA</text:p>
            <text:p text:style-name="P4">SCL</text:p>
            <text:p text:style-name="P4">GND</text:p>
          </draw:text-box>
        </draw:frame>
        <draw:frame draw:style-name="gr6" draw:text-style-name="P3" draw:layer="layout" svg:width="3.084cm" svg:height="1.136cm" svg:x="12.775cm" svg:y="13.326cm">
          <draw:text-box>
            <text:p text:style-name="P3">SBUS2</text:p>
          </draw:text-box>
        </draw:frame>
        <draw:frame draw:style-name="gr7" draw:text-style-name="P3" draw:layer="layout" svg:width="2.225cm" svg:height="1.136cm" draw:transform="rotate (1.5707963267949) translate (8.419cm 9.929cm)">
          <draw:text-box>
            <text:p text:style-name="P3">FTDI</text:p>
          </draw:text-box>
        </draw:frame>
        <draw:frame draw:style-name="gr8" draw:text-style-name="P4" draw:layer="layout" svg:width="1.514cm" svg:height="0.818cm" svg:x="8.285cm" svg:y="7.196cm">
          <draw:text-box>
            <text:p text:style-name="P4">DTR</text:p>
          </draw:text-box>
        </draw:frame>
        <draw:custom-shape draw:style-name="gr1" draw:text-style-name="P1" draw:layer="layout" svg:width="8.255cm" svg:height="3.556cm" svg:x="8.366cm" svg:y="11.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3T20:45:26.40</meta:creation-date>
    <meta:print-date>2014-03-13T21:33:54.14</meta:print-date>
    <dc:date>2014-03-13T22:43:21.47</dc:date>
    <meta:editing-duration>PT57M29S</meta:editing-duration>
    <meta:editing-cycles>1</meta:editing-cycles>
    <meta:document-statistic meta:object-count="9"/>
    <meta:generator>LibreOffice/3.6$Windows_x86 LibreOffice_project/58f22d5-270d05a-e2abed1-ea17a85-9b5702</meta:generator>
  </office:meta>
</office:document-meta>
</file>